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иповое решение <text:line-break/>«Согласование договоров»</text:h>
      <text:p text:style-name="Text_20_body">Решение <text:span text:style-name="T1">«Согласование договоров» </text:span>на платформе OPTIMA-WorkFlow предназначено для автоматизации процесса обработки договорных документов (договоров, дополнительных соглашений и другой контрактной документации).</text:p>
      <text:p text:style-name="Text_20_body">В рамках данного типового решения будет автоматизирован полный цикл обработки  договорных документов, включая следующие этапы:</text:p>
      <text:list xml:id="list4511264505524701201" text:style-name="L1">
        <text:list-item>
          <text:p text:style-name="P2">подготовка проекта договорного документа </text:p>
        </text:list-item>
        <text:list-item>
          <text:p text:style-name="P2">согласование и устранение замечаний </text:p>
        </text:list-item>
        <text:list-item>
          <text:p text:style-name="P2">утверждение проекта договорного документа </text:p>
        </text:list-item>
        <text:list-item>
          <text:p text:style-name="P2">регистрация договорного документа </text:p>
        </text:list-item>
        <text:list-item>
          <text:p text:style-name="P1">списание документа в архив </text:p>
        </text:list-item>
      </text:list>
      <text:p text:style-name="Text_20_body">Решение содержит преднастроенную модель бизнес-процесса обработки договорных документов, регистрационные карточки документов, макеты форм отчетности и инструкцию пользователей и эксплуатационного персонала.</text:p>
      <text:p text:style-name="Text_20_body">Движение документов организовано по «свободной маршрутизации», что позволяет самому пользователю определять адресатов документа, в качестве которых могут выступать как подразделения, так и сотрудники организации. Также есть удобный механизм настройки маршрута движения документа администратором Системы. Решение предоставляет удобные и максимально простые механизмы для обработки документа. Работа пользователей сопровождается подробными инструкциями на каждом этапе.</text:p>
      <text:h text:style-name="Heading_20_2" text:outline-level="2">Описание решения «Согласование договоров»</text:h>
      <text:h text:style-name="Heading_20_2" text:outline-level="2">Подготовка проекта договорного документа</text:h>
      <text:p text:style-name="Text_20_body">На данном этапе в регистрационной карточке документа заполняются основные реквизиты по документу, такие как номер проекта договорного документа, вид и предмет документа, информация по исполнителю, инициатору, контрагенту, а также сроки действия и сумма договора.</text:p>
      <text:h text:style-name="Heading_20_2" text:outline-level="2">Прикрепление документов к карточке</text:h>
      <text:p text:style-name="Text_20_body">На данном этапе к регистрационной карточке прикрепляется документ, который необходимо согласовать и все приложения к нему. Документы в регистрационной карточке можно группировать по папкам. Ограничений по формату прикрепляемого документа нет.</text:p>
      <text:p text:style-name="Text_20_body">Также документы можно создавать прямо в Системе по шаблонам, которые заранее сохранены в Системе.</text:p>
      <text:h text:style-name="Heading_20_2" text:outline-level="2"><text:soft-page-break/>Согласование и устранение замечаний</text:h>
      <text:p text:style-name="Text_20_body">На данном этапе происходит согласование проекта договорного документа с ответственными сотрудниками и подразделениями, которые определяются в соответствии с шаблоном листа согласования.</text:p>
      <text:p text:style-name="Text_20_body">Уведомления о поступлении документа на согласование поступают исполнителю (при необходимости, контролеру, инициатору, руководителю согласующего сотрудника) на электронный адрес, а также при открытом приложении — в самой Системе появляется уведомление. Система в автоматическом режиме оповещает пользователей, ответственных за согласование документов, о подходящем сроке согласования, а также о просроченных документах.</text:p>
      <text:p text:style-name="Text_20_body">Система автоматически отслеживает и сопоставляет плановые (нормативные) и фактические характеристики выполняемых работ по обработке и исполнению документов, что позволяет своевременно обнаруживать отклонения в сроках выполнения работ и применять адекватные меры.</text:p>
      <text:p text:style-name="Text_20_body">Система имеет полноценный механизм контроля версий документа, который позволяет автоматически формировать «хронологическое дерево» событий в истории прохождения документа, с учетом всех его перемещений, возвратов на доработку, вхождений в качестве составной части в другие документы и т. д.</text:p>
      <text:p text:style-name="Text_20_body">Для каждого из пользователей ведутся индивидуальные списки доступной адресации при рассылке документов в рамках свободной маршрутизации при прохождении документа.</text:p>
      <text:h text:style-name="Heading_20_2" text:outline-level="2">Согласование и утверждение договорного документа</text:h>
      <text:p text:style-name="Text_20_body">На данном этапе, каждый согласующий фиксирует свою резолюцию по документу в регистрационной карточке на закладке «Резолюция». Для удобства пользователей можно использовать ответ из выпадающего списка «Согласовано», «Не согласовано» и т.п., а также оставлять замечания и прикреплять документы с пояснениями.</text:p>
      <text:p text:style-name="Standard">Ниже представлена типовая модель согласования договорных документов.</text:p>
      <text:p text:style-name="Standard"/>
      <text:h text:style-name="Heading_20_2" text:outline-level="2">Регистрация договорного документа и списание его в архив</text:h>
      <text:p text:style-name="Text_20_body">После согласование договорного документа, происходит его утверждение и последующее направление на регистрацию в соответствующий отдел.</text:p>
      <text:p text:style-name="Text_20_body">Регистрация документов в Системе автоматическая. Возможна настройка нумерации в соответствии с принятыми правилами.</text:p>
      <text:p text:style-name="Text_20_body">После регистрации и подписания документа его электронный образ сохраняется в Системе и направляется в архив. Дальнейший поиск документов осуществляется как по текущему хранилищу данных, так и по архивному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6:23:11.265936850</meta:creation-date>
    <dc:date>2016-06-14T16:26:02.704308405</dc:date>
    <meta:editing-duration>PT2M5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498" meta:character-count="4233" meta:non-whitespace-character-count="3761"/>
  </office:meta>
</office:document-meta>
</file>